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imbus Roman" fo:font-size="12pt" officeooo:rsid="0003a23c" officeooo:paragraph-rsid="0003a23c" style:font-size-asian="12pt" style:font-size-complex="12pt"/>
    </style:style>
    <style:style style:name="P2" style:family="paragraph" style:parent-style-name="Standard">
      <style:text-properties style:font-name="Nimbus Roman" fo:font-size="12pt" officeooo:rsid="000a6600" officeooo:paragraph-rsid="000a6600" style:font-size-asian="12pt" style:font-size-complex="12pt"/>
    </style:style>
    <style:style style:name="P3" style:family="paragraph" style:parent-style-name="Standard">
      <style:text-properties officeooo:paragraph-rsid="00055328"/>
    </style:style>
    <style:style style:name="P4" style:family="paragraph" style:parent-style-name="Standard">
      <style:text-properties officeooo:paragraph-rsid="000d3d1c"/>
    </style:style>
    <style:style style:name="P5" style:family="paragraph" style:parent-style-name="Standard">
      <style:text-properties officeooo:paragraph-rsid="001d81f6"/>
    </style:style>
    <style:style style:name="P6" style:family="paragraph" style:parent-style-name="Standard">
      <style:text-properties officeooo:paragraph-rsid="00214671"/>
    </style:style>
    <style:style style:name="P7" style:family="paragraph" style:parent-style-name="Standard">
      <style:text-properties officeooo:rsid="002c9195" officeooo:paragraph-rsid="002c9195"/>
    </style:style>
    <style:style style:name="P8" style:family="paragraph" style:parent-style-name="Standard">
      <style:text-properties officeooo:rsid="002fddd5" officeooo:paragraph-rsid="002fddd5"/>
    </style:style>
    <style:style style:name="P9" style:family="paragraph" style:parent-style-name="Standard">
      <style:text-properties officeooo:paragraph-rsid="00310772"/>
    </style:style>
    <style:style style:name="P10" style:family="paragraph" style:parent-style-name="Standard">
      <style:text-properties officeooo:paragraph-rsid="00281f17"/>
    </style:style>
    <style:style style:name="P11" style:family="paragraph" style:parent-style-name="Standard">
      <style:text-properties officeooo:paragraph-rsid="0040761f"/>
    </style:style>
    <style:style style:name="P12" style:family="paragraph" style:parent-style-name="Standard" style:list-style-name="L1">
      <style:text-properties officeooo:paragraph-rsid="0007e7ca"/>
    </style:style>
    <style:style style:name="P13" style:family="paragraph" style:parent-style-name="Standard" style:list-style-name="L1">
      <style:text-properties style:font-name="Nimbus Roman" fo:font-size="12pt" officeooo:rsid="00098105" officeooo:paragraph-rsid="00098105" style:font-size-asian="12pt" style:font-size-complex="12pt"/>
    </style:style>
    <style:style style:name="P14" style:family="paragraph" style:parent-style-name="Standard" style:list-style-name="L1">
      <style:text-properties style:font-name="Nimbus Roman" fo:font-size="12pt" officeooo:rsid="00057a83" officeooo:paragraph-rsid="00057a83" style:font-size-asian="12pt" style:font-size-complex="12pt"/>
    </style:style>
    <style:style style:name="P15" style:family="paragraph" style:parent-style-name="Standard" style:list-style-name="L1">
      <style:text-properties style:font-name="Nimbus Roman" fo:font-size="12pt" officeooo:rsid="0007e7ca" officeooo:paragraph-rsid="0007e7ca" style:font-size-asian="12pt" style:font-size-complex="12pt"/>
    </style:style>
    <style:style style:name="P16" style:family="paragraph" style:parent-style-name="Standard" style:list-style-name="L1">
      <style:text-properties style:font-name="Nimbus Roman" fo:font-size="12pt" officeooo:rsid="000a6600" officeooo:paragraph-rsid="000a6600" style:font-size-asian="12pt" style:font-size-complex="12pt"/>
    </style:style>
    <style:style style:name="P17" style:family="paragraph" style:parent-style-name="Standard">
      <style:text-properties style:font-name="Nimbus Roman" fo:font-size="12pt" officeooo:rsid="00177627" officeooo:paragraph-rsid="00109574" style:font-size-asian="12pt" style:font-size-complex="12pt"/>
    </style:style>
    <style:style style:name="P18" style:family="paragraph" style:parent-style-name="Standard">
      <style:text-properties style:font-name="Nimbus Roman" fo:font-size="12pt" officeooo:rsid="00268d4b" officeooo:paragraph-rsid="00281f17" style:font-size-asian="12pt" style:font-size-complex="12pt"/>
    </style:style>
    <style:style style:name="P19" style:family="paragraph" style:parent-style-name="Standard">
      <style:text-properties style:font-name="Nimbus Roman" fo:font-size="12pt" fo:font-style="normal" officeooo:rsid="002fddd5" officeooo:paragraph-rsid="002fddd5" style:font-size-asian="12pt" style:font-style-asian="normal" style:font-size-complex="12pt" style:font-style-complex="normal"/>
    </style:style>
    <style:style style:name="P20" style:family="paragraph" style:parent-style-name="Standard">
      <style:text-properties style:font-name="Nimbus Roman" fo:font-size="12pt" fo:font-style="normal" officeooo:rsid="003afe03" officeooo:paragraph-rsid="00310772" style:font-size-asian="12pt" style:font-style-asian="normal" style:font-size-complex="12pt" style:font-style-complex="normal"/>
    </style:style>
    <style:style style:name="P21" style:family="paragraph" style:parent-style-name="Standard">
      <style:text-properties style:font-name="Nimbus Roman" fo:font-size="16pt" fo:font-weight="bold" officeooo:rsid="00055328" officeooo:paragraph-rsid="00055328" style:font-size-asian="12pt" style:font-weight-asian="bold" style:font-size-complex="12pt" style:font-weight-complex="bold"/>
    </style:style>
    <style:style style:name="P22" style:family="paragraph" style:parent-style-name="Standard">
      <style:text-properties style:font-name="Nimbus Roman" fo:font-size="16pt" fo:font-weight="bold" officeooo:rsid="000b0ad8" officeooo:paragraph-rsid="000b0ad8" style:font-size-asian="12pt" style:font-weight-asian="bold" style:font-size-complex="12pt" style:font-weight-complex="bold"/>
    </style:style>
    <style:style style:name="P23" style:family="paragraph" style:parent-style-name="Standard" style:list-style-name="L2">
      <style:text-properties officeooo:paragraph-rsid="000d3d1c"/>
    </style:style>
    <style:style style:name="P24" style:family="paragraph" style:parent-style-name="Standard" style:list-style-name="L2">
      <style:text-properties officeooo:paragraph-rsid="00109574"/>
    </style:style>
    <style:style style:name="P25" style:family="paragraph" style:parent-style-name="Standard">
      <style:text-properties officeooo:paragraph-rsid="0043f002"/>
    </style:style>
    <style:style style:name="P26" style:family="paragraph" style:parent-style-name="Standard">
      <style:text-properties fo:font-size="16pt" fo:font-weight="bold" officeooo:rsid="001bdd5d" officeooo:paragraph-rsid="001bdd5d" style:font-size-asian="12pt" style:font-weight-asian="bold" style:font-weight-complex="bold"/>
    </style:style>
    <style:style style:name="P27" style:family="paragraph" style:parent-style-name="Standard">
      <style:text-properties fo:font-size="12pt" fo:font-weight="bold" officeooo:rsid="0043f002" officeooo:paragraph-rsid="0043f002" style:font-size-asian="12pt" style:font-weight-asian="bold" style:font-size-complex="12pt" style:font-weight-complex="bold"/>
    </style:style>
    <style:style style:name="P28" style:family="paragraph">
      <loext:graphic-properties draw:fill="none"/>
      <style:paragraph-properties fo:text-align="center"/>
      <style:text-properties fo:font-size="12pt"/>
    </style:style>
    <style:style style:name="P29" style:family="paragraph">
      <loext:graphic-properties draw:fill="none" draw:fill-color="#ffffff"/>
      <style:paragraph-properties style:writing-mode="lr-tb"/>
    </style:style>
    <style:style style:name="P30" style:family="paragraph">
      <style:paragraph-properties fo:text-align="center" style:writing-mode="lr-tb"/>
    </style:style>
    <style:style style:name="P31" style:family="paragraph">
      <loext:graphic-properties draw:fill-color="#77bc65"/>
      <style:paragraph-properties fo:text-align="center" style:writing-mode="lr-tb"/>
    </style:style>
    <style:style style:name="P32" style:family="paragraph">
      <loext:graphic-properties draw:fill-color="#ffff6d"/>
      <style:paragraph-properties fo:text-align="center" style:writing-mode="lr-tb"/>
    </style:style>
    <style:style style:name="P33" style:family="paragraph">
      <style:paragraph-properties fo:text-align="center" style:writing-mode="lr-tb"/>
      <style:text-properties fo:font-size="12pt"/>
    </style:style>
    <style:style style:name="P34" style:family="paragraph">
      <loext:graphic-properties draw:fill-color="#ffff6d"/>
      <style:paragraph-properties fo:text-align="center" style:writing-mode="lr-tb"/>
      <style:text-properties fo:font-size="12pt"/>
    </style:style>
    <style:style style:name="T1" style:family="text">
      <style:text-properties officeooo:rsid="00064fb9"/>
    </style:style>
    <style:style style:name="T2" style:family="text">
      <style:text-properties officeooo:rsid="0007e7ca"/>
    </style:style>
    <style:style style:name="T3" style:family="text">
      <style:text-properties style:font-name="Nimbus Roman"/>
    </style:style>
    <style:style style:name="T4" style:family="text">
      <style:text-properties style:font-name="Nimbus Roman" fo:font-size="12pt" style:font-size-asian="12pt" style:font-size-complex="12pt"/>
    </style:style>
    <style:style style:name="T5" style:family="text">
      <style:text-properties style:font-name="Nimbus Roman" fo:font-size="12pt" officeooo:rsid="00055328" style:font-size-asian="12pt" style:font-size-complex="12pt"/>
    </style:style>
    <style:style style:name="T6" style:family="text">
      <style:text-properties style:font-name="Nimbus Roman" fo:font-size="12pt" officeooo:rsid="0007e7ca" style:font-size-asian="12pt" style:font-size-complex="12pt"/>
    </style:style>
    <style:style style:name="T7" style:family="text">
      <style:text-properties style:font-name="Nimbus Roman" fo:font-size="12pt" officeooo:rsid="000a6600" style:font-size-asian="12pt" style:font-size-complex="12pt"/>
    </style:style>
    <style:style style:name="T8" style:family="text">
      <style:text-properties style:font-name="Nimbus Roman" fo:font-size="12pt" officeooo:rsid="000844b5" style:font-size-asian="12pt" style:font-size-complex="12pt"/>
    </style:style>
    <style:style style:name="T9" style:family="text">
      <style:text-properties style:font-name="Nimbus Roman" fo:font-size="12pt" officeooo:rsid="00092cd4" style:font-size-asian="12pt" style:font-size-complex="12pt"/>
    </style:style>
    <style:style style:name="T10" style:family="text">
      <style:text-properties style:font-name="Nimbus Roman" fo:font-size="12pt" officeooo:rsid="000b0ad8" style:font-size-asian="12pt" style:font-size-complex="12pt"/>
    </style:style>
    <style:style style:name="T11" style:family="text">
      <style:text-properties style:font-name="Nimbus Roman" fo:font-size="12pt" officeooo:rsid="000cd62e" style:font-size-asian="12pt" style:font-size-complex="12pt"/>
    </style:style>
    <style:style style:name="T12" style:family="text">
      <style:text-properties style:font-name="Nimbus Roman" fo:font-size="12pt" officeooo:rsid="000d3d1c" style:font-size-asian="12pt" style:font-size-complex="12pt"/>
    </style:style>
    <style:style style:name="T13" style:family="text">
      <style:text-properties style:font-name="Nimbus Roman" fo:font-size="12pt" officeooo:rsid="000e598d" style:font-size-asian="12pt" style:font-size-complex="12pt"/>
    </style:style>
    <style:style style:name="T14" style:family="text">
      <style:text-properties style:font-name="Nimbus Roman" fo:font-size="12pt" officeooo:rsid="000ea6b2" style:font-size-asian="12pt" style:font-size-complex="12pt"/>
    </style:style>
    <style:style style:name="T15" style:family="text">
      <style:text-properties style:font-name="Nimbus Roman" fo:font-size="12pt" officeooo:rsid="00109574" style:font-size-asian="12pt" style:font-size-complex="12pt"/>
    </style:style>
    <style:style style:name="T16" style:family="text">
      <style:text-properties style:font-name="Nimbus Roman" fo:font-size="12pt" officeooo:rsid="001163d4" style:font-size-asian="12pt" style:font-size-complex="12pt"/>
    </style:style>
    <style:style style:name="T17" style:family="text">
      <style:text-properties style:font-name="Nimbus Roman" fo:font-size="12pt" officeooo:rsid="0013806f" style:font-size-asian="12pt" style:font-size-complex="12pt"/>
    </style:style>
    <style:style style:name="T18" style:family="text">
      <style:text-properties style:font-name="Nimbus Roman" fo:font-size="12pt" officeooo:rsid="0015764b" style:font-size-asian="12pt" style:font-size-complex="12pt"/>
    </style:style>
    <style:style style:name="T19" style:family="text">
      <style:text-properties style:font-name="Nimbus Roman" fo:font-size="12pt" officeooo:rsid="00177627" style:font-size-asian="12pt" style:font-size-complex="12pt"/>
    </style:style>
    <style:style style:name="T20" style:family="text">
      <style:text-properties style:font-name="Nimbus Roman" fo:font-size="12pt" officeooo:rsid="001a2191" style:font-size-asian="12pt" style:font-size-complex="12pt"/>
    </style:style>
    <style:style style:name="T21" style:family="text">
      <style:text-properties style:font-name="Nimbus Roman" fo:font-size="12pt" officeooo:rsid="001f6111" style:font-size-asian="12pt" style:font-size-complex="12pt"/>
    </style:style>
    <style:style style:name="T22" style:family="text">
      <style:text-properties style:font-name="Nimbus Roman" fo:font-size="12pt" officeooo:rsid="001d81f6" style:font-size-asian="12pt" style:font-size-complex="12pt"/>
    </style:style>
    <style:style style:name="T23" style:family="text">
      <style:text-properties style:font-name="Nimbus Roman" fo:font-size="12pt" officeooo:rsid="0022e401" style:font-size-asian="12pt" style:font-size-complex="12pt"/>
    </style:style>
    <style:style style:name="T24" style:family="text">
      <style:text-properties style:font-name="Nimbus Roman" fo:font-size="12pt" officeooo:rsid="00214671" style:font-size-asian="12pt" style:font-size-complex="12pt"/>
    </style:style>
    <style:style style:name="T25" style:family="text">
      <style:text-properties style:font-name="Nimbus Roman" fo:font-size="12pt" officeooo:rsid="00249e82" style:font-size-asian="12pt" style:font-size-complex="12pt"/>
    </style:style>
    <style:style style:name="T26" style:family="text">
      <style:text-properties style:font-name="Nimbus Roman" fo:font-size="12pt" officeooo:rsid="00268d4b" style:font-size-asian="12pt" style:font-size-complex="12pt"/>
    </style:style>
    <style:style style:name="T27" style:family="text">
      <style:text-properties style:font-name="Nimbus Roman" fo:font-size="12pt" officeooo:rsid="00296783" style:font-size-asian="12pt" style:font-size-complex="12pt"/>
    </style:style>
    <style:style style:name="T28" style:family="text">
      <style:text-properties style:font-name="Nimbus Roman" fo:font-size="12pt" officeooo:rsid="00298891" style:font-size-asian="12pt" style:font-size-complex="12pt"/>
    </style:style>
    <style:style style:name="T29" style:family="text">
      <style:text-properties style:font-name="Nimbus Roman" fo:font-size="12pt" officeooo:rsid="002ae6d9" style:font-size-asian="12pt" style:font-size-complex="12pt"/>
    </style:style>
    <style:style style:name="T30" style:family="text">
      <style:text-properties style:font-name="Nimbus Roman" fo:font-size="12pt" officeooo:rsid="002c3b38" style:font-size-asian="12pt" style:font-size-complex="12pt"/>
    </style:style>
    <style:style style:name="T31" style:family="text">
      <style:text-properties style:font-name="Nimbus Roman" fo:font-size="12pt" officeooo:rsid="003e8830" style:font-size-asian="12pt" style:font-size-complex="12pt"/>
    </style:style>
    <style:style style:name="T32" style:family="text">
      <style:text-properties style:font-name="Nimbus Roman" fo:font-size="12pt" officeooo:rsid="00281f17" style:font-size-asian="12pt" style:font-size-complex="12pt"/>
    </style:style>
    <style:style style:name="T33" style:family="text">
      <style:text-properties style:font-name="Nimbus Roman" fo:font-size="12pt" fo:font-style="italic" style:font-size-asian="12pt" style:font-style-asian="italic" style:font-size-complex="12pt" style:font-style-complex="italic"/>
    </style:style>
    <style:style style:name="T34" style:family="text">
      <style:text-properties style:font-name="Nimbus Roman" fo:font-size="12pt" fo:font-style="normal" style:font-size-asian="12pt" style:font-style-asian="normal" style:font-size-complex="12pt" style:font-style-complex="normal"/>
    </style:style>
    <style:style style:name="T35" style:family="text">
      <style:text-properties style:font-name="Nimbus Roman" fo:font-size="12pt" fo:font-style="normal" officeooo:rsid="002d0a80" style:font-size-asian="12pt" style:font-style-asian="normal" style:font-size-complex="12pt" style:font-style-complex="normal"/>
    </style:style>
    <style:style style:name="T36" style:family="text">
      <style:text-properties style:font-name="Nimbus Roman" fo:font-size="12pt" fo:font-style="normal" officeooo:rsid="002eed0c" style:font-size-asian="12pt" style:font-style-asian="normal" style:font-size-complex="12pt" style:font-style-complex="normal"/>
    </style:style>
    <style:style style:name="T37" style:family="text">
      <style:text-properties style:font-name="Nimbus Roman" fo:font-size="12pt" fo:font-style="normal" officeooo:rsid="00319a50" style:font-size-asian="12pt" style:font-style-asian="normal" style:font-size-complex="12pt" style:font-style-complex="normal"/>
    </style:style>
    <style:style style:name="T38" style:family="text">
      <style:text-properties style:font-name="Nimbus Roman" fo:font-size="12pt" fo:font-style="normal" officeooo:rsid="0033313a" style:font-size-asian="12pt" style:font-style-asian="normal" style:font-size-complex="12pt" style:font-style-complex="normal"/>
    </style:style>
    <style:style style:name="T39" style:family="text">
      <style:text-properties style:font-name="Nimbus Roman" fo:font-size="12pt" fo:font-style="normal" officeooo:rsid="00341a27" style:font-size-asian="12pt" style:font-style-asian="normal" style:font-size-complex="12pt" style:font-style-complex="normal"/>
    </style:style>
    <style:style style:name="T40" style:family="text">
      <style:text-properties style:font-name="Nimbus Roman" fo:font-size="12pt" fo:font-style="normal" officeooo:rsid="0034c73c" style:font-size-asian="12pt" style:font-style-asian="normal" style:font-size-complex="12pt" style:font-style-complex="normal"/>
    </style:style>
    <style:style style:name="T41" style:family="text">
      <style:text-properties style:font-name="Nimbus Roman" fo:font-size="12pt" fo:font-style="normal" officeooo:rsid="0035e6cf" style:font-size-asian="12pt" style:font-style-asian="normal" style:font-size-complex="12pt" style:font-style-complex="normal"/>
    </style:style>
    <style:style style:name="T42" style:family="text">
      <style:text-properties style:font-name="Nimbus Roman" fo:font-size="12pt" fo:font-style="normal" officeooo:rsid="003826a9" style:font-size-asian="12pt" style:font-style-asian="normal" style:font-size-complex="12pt" style:font-style-complex="normal"/>
    </style:style>
    <style:style style:name="T43" style:family="text">
      <style:text-properties style:font-name="Nimbus Roman" fo:font-size="12pt" fo:font-style="normal" officeooo:rsid="003afe03" style:font-size-asian="12pt" style:font-style-asian="normal" style:font-size-complex="12pt" style:font-style-complex="normal"/>
    </style:style>
    <style:style style:name="T44" style:family="text">
      <style:text-properties style:font-name="Nimbus Roman" fo:font-size="12pt" fo:font-style="normal" officeooo:rsid="003c5a59" style:font-size-asian="12pt" style:font-style-asian="normal" style:font-size-complex="12pt" style:font-style-complex="normal"/>
    </style:style>
    <style:style style:name="T45" style:family="text">
      <style:text-properties style:font-name="Nimbus Roman" fo:font-size="12pt" fo:font-style="normal" officeooo:rsid="0040761f" style:font-size-asian="12pt" style:font-style-asian="normal" style:font-size-complex="12pt" style:font-style-complex="normal"/>
    </style:style>
    <style:style style:name="T46" style:family="text">
      <style:text-properties style:font-name="Nimbus Roman" fo:font-size="12pt" fo:font-style="normal" officeooo:rsid="0041f8bf" style:font-size-asian="12pt" style:font-style-asian="normal" style:font-size-complex="12pt" style:font-style-complex="normal"/>
    </style:style>
    <style:style style:name="T47" style:family="text">
      <style:text-properties style:font-name="Nimbus Roman" fo:font-size="12pt" fo:font-style="normal" fo:font-weight="bold" officeooo:rsid="0043f002" style:font-size-asian="12pt" style:font-style-asian="normal" style:font-weight-asian="bold" style:font-size-complex="12pt" style:font-style-complex="normal" style:font-weight-complex="bold"/>
    </style:style>
    <style:style style:name="T48" style:family="text">
      <style:text-properties style:font-name="Nimbus Roman" fo:font-size="12pt" fo:font-style="normal" fo:font-weight="normal" officeooo:rsid="0043f002" style:font-size-asian="12pt" style:font-style-asian="normal" style:font-weight-asian="normal" style:font-size-complex="12pt" style:font-style-complex="normal" style:font-weight-complex="normal"/>
    </style:style>
    <style:style style:name="T49" style:family="text">
      <style:text-properties style:font-name="Nimbus Roman" style:font-size-complex="12pt"/>
    </style:style>
    <style:style style:name="T50" style:family="text">
      <style:text-properties style:font-name="Nimbus Roman" officeooo:rsid="00177627" style:font-size-complex="12pt"/>
    </style:style>
    <style:style style:name="T51" style:family="text">
      <style:text-properties style:font-name="Nimbus Roman" fo:font-weight="normal" style:font-weight-asian="normal" style:font-weight-complex="normal"/>
    </style:style>
    <style:style style:name="T52" style:family="text">
      <style:text-properties officeooo:rsid="0043f002"/>
    </style:style>
    <style:style style:name="T53"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acb20c" draw:marker-start-width="0.1984in" draw:marker-end-width="0.1984in" draw:fill="none" draw:textarea-vertical-align="middle" draw:auto-grow-height="false" fo:min-height="1.8209in" fo:min-width="0.0756in" fo:padding-top="0.0193in" fo:padding-bottom="0.0193in" fo:padding-left="0.0193in" fo:padding-right="0.0193in" style:run-through="foreground"/>
    </style:style>
    <style:style style:name="gr3" style:family="graphic">
      <style:graphic-properties draw:stroke="none" svg:stroke-color="#000000" draw:fill="none" draw:fill-color="#ffffff" fo:min-height="0.3839in" style:run-through="foreground"/>
      <style:paragraph-properties style:writing-mode="lr-tb"/>
    </style:style>
    <style:style style:name="gr4" style:family="graphic">
      <style:graphic-properties svg:stroke-width="0.0402in" svg:stroke-color="#127622" draw:marker-start-width="0.1984in" draw:marker-end-width="0.1984in" draw:fill="none" draw:textarea-vertical-align="middle" draw:auto-grow-height="false" fo:min-height="1.3063in" fo:min-width="0.0756in" fo:padding-top="0.0193in" fo:padding-bottom="0.0193in" fo:padding-left="0.0193in" fo:padding-right="0.0193in" style:run-through="foreground"/>
    </style:style>
    <style:style style:name="gr5" style:family="graphic">
      <style:graphic-properties svg:stroke-width="0.0402in" draw:marker-start-width="0.1984in" draw:marker-end-width="0.1984in" draw:fill="none" draw:textarea-vertical-align="middle" draw:auto-grow-height="false" fo:min-height="1.3063in" fo:min-width="0.0756in" fo:padding-top="0.0193in" fo:padding-bottom="0.0193in" fo:padding-left="0.0193in" fo:padding-right="0.0193in" style:run-through="foreground"/>
    </style:style>
    <style:style style:name="gr6" style:family="graphic">
      <style:graphic-properties style:run-through="foreground"/>
    </style:style>
    <style:style style:name="gr7" style:family="graphic">
      <style:graphic-properties draw:textarea-horizontal-align="justify" draw:textarea-vertical-align="middle" draw:auto-grow-height="false" fo:min-height="0.3752in" fo:min-width="0.4272in" style:run-through="foreground"/>
      <style:paragraph-properties style:writing-mode="lr-tb"/>
    </style:style>
    <style:style style:name="gr8" style:family="graphic">
      <style:graphic-properties draw:fill-color="#77bc65" draw:textarea-horizontal-align="justify" draw:textarea-vertical-align="middle" draw:auto-grow-height="false" fo:min-height="0.3752in" fo:min-width="0.4272in" style:run-through="foreground"/>
      <style:paragraph-properties style:writing-mode="lr-tb"/>
    </style:style>
    <style:style style:name="gr9" style:family="graphic">
      <style:graphic-properties draw:fill-color="#ffff6d" draw:textarea-horizontal-align="justify" draw:textarea-vertical-align="middle" draw:auto-grow-height="false" fo:min-height="0.3752in" fo:min-width="0.4272in" style:run-through="foreground"/>
      <style:paragraph-properties style:writing-mode="lr-tb"/>
    </style:style>
    <style:style style:name="gr10" style:family="graphic">
      <style:graphic-properties draw:textarea-horizontal-align="justify" draw:textarea-vertical-align="middle" draw:auto-grow-height="false" fo:min-height="0.4071in" fo:min-width="1.2717in" fo:wrap-option="no-wrap" style:run-through="foreground"/>
      <style:paragraph-properties style:writing-mode="lr-tb"/>
    </style:style>
    <style:style style:name="gr11" style:family="graphic">
      <style:graphic-properties draw:fill-color="#77bc65" draw:textarea-horizontal-align="justify" draw:textarea-vertical-align="middle" draw:auto-grow-height="false" fo:min-height="0.4071in" fo:min-width="1.25in" fo:wrap-option="no-wrap" style:run-through="foreground"/>
      <style:paragraph-properties style:writing-mode="lr-tb"/>
    </style:style>
    <style:style style:name="gr12" style:family="graphic">
      <style:graphic-properties draw:fill-color="#ffff6d" draw:textarea-horizontal-align="justify" draw:textarea-vertical-align="middle" draw:auto-grow-height="false" fo:min-height="0.4083in" fo:min-width="1.4693in" fo:wrap-option="no-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Bayu Kanugrahan Luknanto</text:p>
      <text:p text:style-name="P1">Position Applied: Robotics Application Engineer</text:p>
      <text:p text:style-name="P1"/>
      <text:p text:style-name="P21">PART A</text:p>
      <text:p text:style-name="P3"><text:span text:style-name="T5">Before performing mapping or navigation task, there are several checks that need to be made. </text:span><text:span text:style-name="T6">T</text:span><text:span text:style-name="T5">he checks are:</text:span></text:p>
      <text:list xml:id="list2531147412" text:style-name="L1">
        <text:list-item>
          <text:p text:style-name="P13">Robot’s assembly checks to see whether all the components have been assembled properly or not</text:p>
        </text:list-item>
        <text:list-item>
          <text:p text:style-name="P14"><text:span text:style-name="T2">Robot’s p</text:span>ower <text:span text:style-name="T1">checks to see whether all the hardware get powered or not</text:span></text:p>
        </text:list-item>
        <text:list-item>
          <text:p text:style-name="P15">Robot’s actuators checks to see whether all actuation systems are working or not</text:p>
        </text:list-item>
        <text:list-item>
          <text:p text:style-name="P15">Robot’s sensor checks to see whether all sensors receive proper signal or not</text:p>
        </text:list-item>
        <text:list-item>
          <text:p text:style-name="P15">Communication checks between the robot and the ground control station.</text:p>
        </text:list-item>
        <text:list-item>
          <text:p text:style-name="P12"><text:span text:style-name="T6">Fail-safe checks </text:span><text:span text:style-name="T7">to see </text:span><text:span text:style-name="T8">whether the </text:span><text:span text:style-name="T9">fail-safe </text:span><text:span text:style-name="T8">configuration </text:span><text:span text:style-name="T9">is properly set </text:span><text:span text:style-name="T7">or not </text:span><text:span text:style-name="T9">(e.g. what </text:span><text:span text:style-name="T7">should happen </text:span><text:span text:style-name="T9">when it losses communication, what </text:span><text:span text:style-name="T7">should happen </text:span><text:span text:style-name="T9">when it has low battery level, </text:span><text:span text:style-name="T7">etc</text:span><text:span text:style-name="T9">)</text:span></text:p>
        </text:list-item>
        <text:list-item>
          <text:p text:style-name="P16">Software checks to see whether all modules are running or not (e.g. localization, mapping, etc)</text:p>
        </text:list-item>
      </text:list>
      <text:p text:style-name="P2"/>
      <text:p text:style-name="P22">PART B</text:p>
      <text:p text:style-name="P25"><text:span text:style-name="T47">related package: </text:span><text:span text:style-name="T48">nav_waypoints</text:span></text:p>
      <text:p text:style-name="P25"><text:span text:style-name="T48"/></text:p>
      <text:p text:style-name="P4"><text:span text:style-name="T10">There are two controllers tested: Trajectory Rollout and Dynamic Window Approaches. </text:span><text:span text:style-name="T12">The two controllers need to be tuned so that the robot can navigate well. In tuning the controllers, these parameters should be considered:</text:span></text:p>
      <text:list xml:id="list634959204" text:style-name="L2">
        <text:list-item>
          <text:p text:style-name="P23"><text:span text:style-name="T12">Ro</text:span><text:span text:style-name="T10">bot configuration parameters, such as maximum velocity and acceleration limit, must be set properly </text:span><text:span text:style-name="T11">according to the robot specification. </text:span><text:span text:style-name="T13">Because turtlebot3 is used, these parameters are set with respect to turtlebot3 specification.</text:span></text:p>
        </text:list-item>
        <text:list-item>
          <text:p text:style-name="P23"><text:span text:style-name="T12">The desired goal tolerance should be set not to small. Otherwise, the robot will think that it never reach the desired goal </text:span><text:span text:style-name="T14">and oscillate around the goal</text:span><text:span text:style-name="T12">. </text:span><text:span text:style-name="T14">To tune this parameter, the parameter is set a little bit large at first and then decrease it until before the robot starts to oscillate.</text:span></text:p>
        </text:list-item>
        <text:list-item>
          <text:p text:style-name="P24"><text:span text:style-name="T15">Simulation time parameter. </text:span><text:span text:style-name="T16">If it is set too low, it does not have sufficient time to obtain the optimal trajectory in a narrow passageway situation. </text:span><text:span text:style-name="T17">Yet, setting it too high can </text:span><text:span text:style-name="T18">burden the computational power of the robot. </text:span><text:span text:style-name="T20">So, it is better to start low and see the robot’s performance. If the performance is not good, increase the simulation time. </text:span><text:span text:style-name="T19">A value of 2.0 is good enough for turtlebot3.</text:span></text:p>
        </text:list-item>
      </text:list>
      <text:p text:style-name="P5"><text:span text:style-name="T19">E</text:span><text:span text:style-name="T22">ach controller has its own advantages and disadvantages. Dynamic Window Approaches is more efficient in terms of computation but might be under-performing when the robot has low acceleration limit. Trajectory Rollout is more expensive in terms of computation power but might be better when the robot has low acceleration limit. </text:span><text:span text:style-name="T21">Also, from observing several simulations, Trajectory Rollout requires greater tolerance than Dynamic Window Approaches. That means Dynamic Window Approaches is more precise than Trajectory Rollout.</text:span></text:p>
      <text:p text:style-name="P17"/>
      <text:p text:style-name="P26"><text:span text:style-name="T50">P</text:span><text:span text:style-name="T49">ART C</text:span></text:p>
      <text:p text:style-name="P27"><text:span text:style-name="T3">related package: </text:span><text:span text:style-name="T51">path_sampler</text:span></text:p>
      <text:p text:style-name="P26"><text:span text:style-name="T49"/></text:p>
      <text:p text:style-name="P6"><text:span text:style-name="T24">Given a rosbag file which contains collection of points, the task is to sample N points such that the sampled points still represents the collection of points. </text:span><text:span text:style-name="T23">To do this, the number of points in the rosbag must be known. Hence, rather than playing the rosbag using “rosbag play”, it is more </text:span><text:soft-page-break/><text:span text:style-name="T23">efficient to directly read the rosbag. </text:span><text:span text:style-name="T25">To directly read the rosbag, the rosbag file itself should be copied to the docker because the program will be run on the docker. </text:span><text:span text:style-name="T26">Because docker-compose is going to be used, the copying process is done by putting the rosbag file to be sampled inside a specific folder, then performing the copy of the program and the rosbag file simultaneously.</text:span></text:p>
      <text:p text:style-name="P18"/>
      <text:p text:style-name="P10"><text:span text:style-name="T26">N</text:span><text:span text:style-name="T32">ow, the sampling problem will be addressed. </text:span><text:span text:style-name="T27">Because of possible noise on the dataset, it is necessary to perform filtering. A quite robust method in the presence of outlier is to take the median from the data. However, because there is quaternion data, taking median from the data is difficult, if not impossible. </text:span><text:span text:style-name="T28">Another method that can be used is taking the average from the data. Because the shape of the sampled path needs to resemble the original path, moving average approach is taken. </text:span><text:span text:style-name="T29">Again, taking average from quaternion is not straightforward, but still possible. </text:span><text:span text:style-name="T30">According to this link: </text:span><text:a xlink:type="simple" xlink:href="http://www.acsu.buffalo.edu/%7Ejohnc/ave_quat07.pdf" text:style-name="Internet_20_link" text:visited-style-name="Visited_20_Internet_20_Link"><text:span text:style-name="T30">http://www.acsu.buffalo.edu/%7Ejohnc/ave_quat07.pdf</text:span></text:a><text:span text:style-name="T30">, the average of quaternion is possible </text:span><text:span text:style-name="T31">through</text:span><text:span text:style-name="T30"> this procedure.</text:span></text:p>
      <text:p text:style-name="P7"><text:span text:style-name="T30">L</text:span><text:span text:style-name="T4">et</text:span><text:span text:style-name="T4"><draw:frame draw:style-name="fr1" draw:name="Object1" text:anchor-type="as-char" svg:y="-0.1484in" svg:width="1.7055in" svg:height="0.2091in" draw:z-index="6"><draw:object xlink:href="./Object 1" xlink:type="simple" xlink:show="embed" xlink:actuate="onLoad"/><draw:image xlink:href="./ObjectReplacements/Object 1" xlink:type="simple" xlink:show="embed" xlink:actuate="onLoad"/></draw:frame></text:span><text:span text:style-name="T4">where</text:span><text:span text:style-name="T4"><draw:frame draw:style-name="fr1" draw:name="Object2" text:anchor-type="as-char" svg:y="-0.1484in" svg:width="0.198in" svg:height="0.2091in" draw:z-index="0"><draw:object xlink:href="./Object 2" xlink:type="simple" xlink:show="embed" xlink:actuate="onLoad"/><draw:image xlink:href="./ObjectReplacements/Object 2" xlink:type="simple" xlink:show="embed" xlink:actuate="onLoad"/></draw:frame></text:span><text:span text:style-name="T4">is the weight of </text:span><text:span text:style-name="T33">i</text:span><text:span text:style-name="T34">th quaternion and</text:span><text:span text:style-name="T34"><draw:frame draw:style-name="fr1" draw:name="Object3" text:anchor-type="as-char" svg:y="-0.1484in" svg:width="0.1992in" svg:height="0.2091in" draw:z-index="2"><draw:object xlink:href="./Object 3" xlink:type="simple" xlink:show="embed" xlink:actuate="onLoad"/><draw:image xlink:href="./ObjectReplacements/Object 3" xlink:type="simple" xlink:show="embed" xlink:actuate="onLoad"/><svg:desc>formula</svg:desc></draw:frame></text:span><text:span text:style-name="T34">is the </text:span><text:span text:style-name="T33">i</text:span><text:span text:style-name="T34">th quaternion being averaged </text:span><text:span text:style-name="T35">(as a column vector). </text:span><text:span text:style-name="T36">Therefore,</text:span><text:span text:style-name="T36"><draw:frame draw:style-name="fr1" draw:name="Object4" text:anchor-type="as-char" svg:y="-0.1484in" svg:width="0.2043in" svg:height="0.1839in" draw:z-index="3"><draw:object xlink:href="./Object 4" xlink:type="simple" xlink:show="embed" xlink:actuate="onLoad"/><draw:image xlink:href="./ObjectReplacements/Object 4" xlink:type="simple" xlink:show="embed" xlink:actuate="onLoad"/><svg:desc>formula</svg:desc></draw:frame></text:span><text:span text:style-name="T36">is a </text:span><text:span text:style-name="T36"><draw:frame draw:style-name="fr1" draw:name="Object5" text:anchor-type="as-char" svg:y="-0.1484in" svg:width="0.4492in" svg:height="0.1839in" draw:z-index="4"><draw:object xlink:href="./Object 5" xlink:type="simple" xlink:show="embed" xlink:actuate="onLoad"/><draw:image xlink:href="./ObjectReplacements/Object 5" xlink:type="simple" xlink:show="embed" xlink:actuate="onLoad"/><svg:desc>formula</svg:desc></draw:frame></text:span><text:span text:style-name="T36">matrix.</text:span></text:p>
      <text:p text:style-name="P8"><text:span text:style-name="T36">T</text:span><text:span text:style-name="T34">he weighted average of the quaternion is the normalized eigenvector corresponding to the largest eigenvalue of </text:span><text:span text:style-name="T34"><draw:frame draw:style-name="fr1" draw:name="Object6" text:anchor-type="as-char" svg:y="-0.172in" svg:width="0.3902in" svg:height="0.2075in" draw:z-index="5"><draw:object xlink:href="./Object 6" xlink:type="simple" xlink:show="embed" xlink:actuate="onLoad"/><draw:image xlink:href="./ObjectReplacements/Object 6" xlink:type="simple" xlink:show="embed" xlink:actuate="onLoad"/><svg:desc>formula</svg:desc></draw:frame></text:span><text:span text:style-name="T34">. If the weight is uniform, the average of the quaternion can be obtained.</text:span></text:p>
      <text:p text:style-name="P19"/>
      <text:p text:style-name="P9"><draw:g text:anchor-type="paragraph" draw:z-index="1" draw:name="Shape1" draw:style-name="gr1"><draw:g draw:style-name="gr6"><draw:custom-shape draw:name="Shape1_9" draw:style-name="gr7" draw:text-style-name="P30" svg:width="0.4276in" svg:height="0.3752in" svg:x="0.6071in" svg:y="2.2028in"><text:p text:style-name="P30">1</text:p><draw:enhanced-geometry svg:viewBox="0 0 21600 21600" draw:type="rectangle" draw:enhanced-path="M 0 0 L 21600 0 21600 21600 0 21600 0 0 Z N"/></draw:custom-shape><draw:custom-shape draw:name="Shape1_10" draw:style-name="gr7" draw:text-style-name="P30" svg:width="0.4276in" svg:height="0.3752in" svg:x="1.1051in" svg:y="2.2028in"><text:p text:style-name="P30">2</text:p><draw:enhanced-geometry svg:viewBox="0 0 21600 21600" draw:type="rectangle" draw:enhanced-path="M 0 0 L 21600 0 21600 21600 0 21600 0 0 Z N"/></draw:custom-shape><draw:custom-shape draw:name="Shape1_11" draw:style-name="gr7" draw:text-style-name="P30" svg:width="0.4276in" svg:height="0.3752in" svg:x="1.6071in" svg:y="2.2028in"><text:p text:style-name="P30">3</text:p><draw:enhanced-geometry svg:viewBox="0 0 21600 21600" draw:type="rectangle" draw:enhanced-path="M 0 0 L 21600 0 21600 21600 0 21600 0 0 Z N"/></draw:custom-shape><draw:custom-shape draw:name="Shape1_12" draw:style-name="gr8" draw:text-style-name="P31" svg:width="0.4276in" svg:height="0.3752in" svg:x="2.1051in" svg:y="2.2028in"><text:p text:style-name="P30">4</text:p><draw:enhanced-geometry svg:viewBox="0 0 21600 21600" draw:type="rectangle" draw:enhanced-path="M 0 0 L 21600 0 21600 21600 0 21600 0 0 Z N"/></draw:custom-shape><draw:custom-shape draw:name="Shape1_13" draw:style-name="gr8" draw:text-style-name="P31" svg:width="0.4276in" svg:height="0.3752in" svg:x="2.5969in" svg:y="2.2028in"><text:p text:style-name="P30">5</text:p><draw:enhanced-geometry svg:viewBox="0 0 21600 21600" draw:type="rectangle" draw:enhanced-path="M 0 0 L 21600 0 21600 21600 0 21600 0 0 Z N"/></draw:custom-shape><draw:custom-shape draw:name="Shape1_14" draw:style-name="gr8" draw:text-style-name="P31" svg:width="0.4276in" svg:height="0.3752in" svg:x="3.0945in" svg:y="2.2028in"><text:p text:style-name="P30">6</text:p><draw:enhanced-geometry svg:viewBox="0 0 21600 21600" draw:type="rectangle" draw:enhanced-path="M 0 0 L 21600 0 21600 21600 0 21600 0 0 Z N"/></draw:custom-shape><draw:custom-shape draw:name="Shape1_15" draw:style-name="gr9" draw:text-style-name="P32" svg:width="0.4276in" svg:height="0.3752in" svg:x="3.5969in" svg:y="2.2028in"><text:p text:style-name="P30">7</text:p><draw:enhanced-geometry svg:viewBox="0 0 21600 21600" draw:type="rectangle" draw:enhanced-path="M 0 0 L 21600 0 21600 21600 0 21600 0 0 Z N"/></draw:custom-shape><draw:custom-shape draw:name="Shape1_16" draw:style-name="gr9" draw:text-style-name="P32" svg:width="0.4276in" svg:height="0.3752in" svg:x="4.0945in" svg:y="2.2028in"><text:p text:style-name="P30">8</text:p><draw:enhanced-geometry svg:viewBox="0 0 21600 21600" draw:type="rectangle" draw:enhanced-path="M 0 0 L 21600 0 21600 21600 0 21600 0 0 Z N"/></draw:custom-shape><draw:custom-shape draw:name="Shape1_17" draw:style-name="gr9" draw:text-style-name="P32" svg:width="0.4276in" svg:height="0.3752in" svg:x="4.5862in" svg:y="2.2028in"><text:p text:style-name="P30">9</text:p><draw:enhanced-geometry svg:viewBox="0 0 21600 21600" draw:type="rectangle" draw:enhanced-path="M 0 0 L 21600 0 21600 21600 0 21600 0 0 Z N"/></draw:custom-shape><draw:custom-shape draw:name="Shape1_18" draw:style-name="gr9" draw:text-style-name="P32" svg:width="0.4276in" svg:height="0.3752in" svg:x="5.0843in" svg:y="2.2028in"><text:p text:style-name="P30">10</text:p><draw:enhanced-geometry svg:viewBox="0 0 21600 21600" draw:type="rectangle" draw:enhanced-path="M 0 0 L 21600 0 21600 21600 0 21600 0 0 Z N"/></draw:custom-shape></draw:g><draw:custom-shape draw:name="Shape2_2" draw:style-name="gr10" draw:text-style-name="P30" svg:width="1.2713in" svg:height="0.4067in" svg:x="1.5236in" svg:y="2.7654in"><text:p text:style-name="P30">Floor(10/3*1) = 3</text:p><draw:enhanced-geometry svg:viewBox="0 0 21600 21600" draw:glue-points="10800 0 0 10800 10800 21600 21600 10800 ?f40 ?f41" draw:text-areas="0 0 21600 21600" draw:type="rectangular-callout" draw:modifiers="9024.57673402512 -7703.754266211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name="Shape2_3" draw:style-name="gr11" draw:text-style-name="P31" svg:width="1.2504in" svg:height="0.4067in" svg:x="3.0654in" svg:y="2.7756in"><text:p text:style-name="P30">Floor(10/3*2) = 6</text:p><draw:enhanced-geometry svg:viewBox="0 0 21600 21600" draw:glue-points="10800 0 0 10800 10800 21600 21600 10800 ?f40 ?f41" draw:text-areas="0 0 21600 21600" draw:type="rectangular-callout" draw:modifiers="8815.10272071072 -7703.754266211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name="Shape2_4" draw:style-name="gr12" draw:text-style-name="P34" svg:width="1.4689in" svg:height="0.4079in" svg:x="4.9406in" svg:y="2.7862in"><text:p text:style-name="P33"><text:span text:style-name="T53">Floor(10/3*3) = 10</text:span></text:p><draw:enhanced-geometry svg:viewBox="0 0 21600 21600" draw:glue-points="10800 0 0 10800 10800 21600 21600 10800 ?f40 ?f41" draw:text-areas="0 0 21600 21600" draw:type="rectangular-callout" draw:modifiers="8891.11531190926 -8228.571428571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draw:g text:anchor-type="paragraph" draw:z-index="7" draw:name="Shape3" draw:style-name="gr1"><draw:custom-shape draw:name="Shape3" draw:style-name="gr5" draw:text-style-name="P28" svg:width="0.3161in" svg:height="1.4189in" draw:transform="skewX (0.0010471975511966) rotate (-1.56748020121611) translate (2.02291666666667in 1.94305555555556in)"><text:p/><draw:enhanced-geometry svg:viewBox="0 0 21600 21600" draw:glue-points="21600 0 0 10800 21600 21600" draw:text-areas="13800 ?f9 21600 ?f10" draw:type="left-brace" draw:modifiers="1800 10904.951411383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name="Shape4" draw:style-name="gr3" draw:text-style-name="P29" svg:width="1.115in" svg:height="0.3843in" svg:x="0.8051in" svg:y="1.7339in"><draw:text-box><text:p>Sample index 1</text:p></draw:text-box></draw:frame></draw:g><text:span text:style-name="T34">Now that the filtering method has been addressed, </text:span><text:span text:style-name="T37">the next problem is to determine </text:span><text:span text:style-name="T34">how much data to be averaged. </text:span><text:span text:style-name="T37">If the number of sample to be taken is a factor of the number of points in the original path, the solution is simply to divide the number of points in the original path by the number of sample. However, </text:span><text:span text:style-name="T38">this is not the case. </text:span><text:span text:style-name="T39">To deal with this, </text:span><text:span text:style-name="T42">flooring</text:span><text:span text:style-name="T39"> the result is employed. </text:span><text:span text:style-name="T40">Unfortunately, simply </text:span><text:span text:style-name="T42">flooring</text:span><text:span text:style-name="T40"> the result </text:span><text:span text:style-name="T41">might</text:span><text:span text:style-name="T40"> lead to ignoring points close to the end of the path Hence, before </text:span><text:span text:style-name="T42">flooring</text:span><text:span text:style-name="T40"> the result of the division, the result of the division is multiplied by the sample index to get from which data to which data that should be averaged. </text:span><text:span text:style-name="T43">After the multiplication, the result is floored. </text:span><text:span text:style-name="T44">Below is an example of ten points with three samples.</text:span></text:p>
      <text:p text:style-name="P20"><draw:g text:anchor-type="paragraph" draw:z-index="8" draw:name="Shape5" draw:style-name="gr1"><draw:custom-shape draw:name="Shape3_0" draw:style-name="gr4" draw:text-style-name="P28" svg:width="0.3161in" svg:height="1.4189in" draw:transform="skewX (0.0010471975511966) rotate (-1.56748020121611) translate (3.52013888888889in 0.338194444444444in)"><text:p/><draw:enhanced-geometry svg:viewBox="0 0 21600 21600" draw:glue-points="21600 0 0 10800 21600 21600" draw:text-areas="13800 ?f9 21600 ?f10" draw:type="left-brace" draw:modifiers="1800 10904.951411383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name="Shape4_0" draw:style-name="gr3" draw:text-style-name="P29" svg:width="1.115in" svg:height="0.3843in" svg:x="2.2945in" svg:y="0.1402in"><draw:text-box><text:p>Sample index 2</text:p></draw:text-box></draw:frame></draw:g><draw:g text:anchor-type="paragraph" draw:z-index="9" draw:name="Shape6" draw:style-name="gr1"><draw:custom-shape draw:name="Shape3_1" draw:style-name="gr2" draw:text-style-name="P28" svg:width="0.3161in" svg:height="1.9614in" draw:transform="skewX (0.000698131700797732) rotate (-1.56748020121611) translate (5.55416666666667in 0.343055555555556in)"><text:p/><draw:enhanced-geometry svg:viewBox="0 0 21600 21600" draw:glue-points="21600 0 0 10800 21600 21600" draw:text-areas="13800 ?f9 21600 ?f10" draw:type="left-brace" draw:modifiers="1800 10904.951411383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name="Shape4_1" draw:style-name="gr3" draw:text-style-name="P29" svg:width="1.115in" svg:height="0.3843in" svg:x="4.0256in" svg:y="0.1457in"><draw:text-box><text:p>Sample index 3</text:p></draw:text-box></draw:frame></draw:g></text:p>
      <text:p text:style-name="P20"/>
      <text:p text:style-name="P20"/>
      <text:p text:style-name="P20"/>
      <text:p text:style-name="P20"/>
      <text:p text:style-name="P20"/>
      <text:p text:style-name="P20"/>
      <text:p text:style-name="P20"/>
      <text:p text:style-name="P20"/>
      <text:p text:style-name="P11"><text:span text:style-name="T45">Now, the solution to the path sampling problem is completed. Given a rosbag file containing a trajectory to be sampled and the number of samples, the program will output two rosbag files: sampled_output.bag and combined_output.bag. The sampled_output file contains only the sampled points while the combined_output file contains the sampled points and the original trajectory. </text:span><text:span text:style-name="T46">The purpose of the latter is to compare the original trajectory to the sampled traject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3:42:16.100130494</meta:creation-date>
    <dc:date>2022-06-13T09:54:46.399756893</dc:date>
    <meta:editing-duration>PT20H38M42S</meta:editing-duration>
    <meta:editing-cycles>50</meta:editing-cycles>
    <meta:generator>LibreOffice/6.4.7.2$Linux_X86_64 LibreOffice_project/40$Build-2</meta:generator>
    <meta:document-statistic meta:table-count="0" meta:image-count="0" meta:object-count="6" meta:page-count="2" meta:paragraph-count="26" meta:word-count="906" meta:character-count="5550" meta:non-whitespace-character-count="4680"/>
  </office:meta>
</office:document-meta>
</file>

<file path=Object 1/content.xml><?xml version="1.0" encoding="utf-8"?>
<math xmlns="http://www.w3.org/1998/Math/MathML" display="block">
  <semantics>
    <mrow>
      <mi>Q</mi>
      <mo stretchy="false">=</mo>
      <mrow>
        <mo fence="true" stretchy="false">[</mo>
        <mrow>
          <mrow>
            <msub>
              <mi>a</mi>
              <mn>1</mn>
            </msub>
            <msub>
              <mi>q</mi>
              <mn>1</mn>
            </msub>
            <mi>,</mi>
            <msub>
              <mi>a</mi>
              <mn>2</mn>
            </msub>
            <msub>
              <mi>q</mi>
              <mn>2</mn>
            </msub>
            <mi>,</mi>
            <mn>...</mn>
            <mi>,</mi>
            <msub>
              <mi>a</mi>
              <mi>n</mi>
            </msub>
            <msub>
              <mi>q</mi>
              <mi>n</mi>
            </msub>
          </mrow>
        </mrow>
        <mo fence="true" stretchy="false">]</mo>
      </mrow>
    </mrow>
    <annotation encoding="StarMath 5.0">Q=[ a_1 q_1, a_2 q_2, ..., a_n q_n]</annotation>
  </semantics>
</math>
</file>

<file path=Object 2/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sub>
      <mi>q</mi>
      <mi>i</mi>
    </msub>
    <annotation encoding="StarMath 5.0">q_i</annotation>
  </semantics>
</math>
</file>

<file path=Object 4/content.xml><?xml version="1.0" encoding="utf-8"?>
<math xmlns="http://www.w3.org/1998/Math/MathML" display="block">
  <semantics>
    <mi>Q</mi>
    <annotation encoding="StarMath 5.0">Q</annotation>
  </semantics>
</math>
</file>

<file path=Object 5/content.xml><?xml version="1.0" encoding="utf-8"?>
<math xmlns="http://www.w3.org/1998/Math/MathML" display="block">
  <semantics>
    <mrow>
      <mn>4</mn>
      <mo stretchy="false">×</mo>
      <mi>N</mi>
    </mrow>
    <annotation encoding="StarMath 5.0">4 times N</annotation>
  </semantics>
</math>
</file>

<file path=Object 6/content.xml><?xml version="1.0" encoding="utf-8"?>
<math xmlns="http://www.w3.org/1998/Math/MathML" display="block">
  <semantics>
    <msup>
      <mi mathvariant="italic">QQ</mi>
      <mi>T</mi>
    </msup>
    <annotation encoding="StarMath 5.0">QQ^T</annotation>
  </semantics>
</math>
</file>